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in" table:align="margins"/>
    </style:style>
    <style:style style:name="Table1.A" style:family="table-column">
      <style:table-column-properties style:column-width="3.4938in" style:rel-column-width="44033*"/>
    </style:style>
    <style:style style:name="Table1.B" style:family="table-column">
      <style:table-column-properties style:column-width="1.7063in" style:rel-column-width="21502*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5.2in" table:align="margins"/>
    </style:style>
    <style:style style:name="Table2.A" style:family="table-column">
      <style:table-column-properties style:column-width="3.4931in" style:rel-column-width="5031*"/>
    </style:style>
    <style:style style:name="Table2.B" style:family="table-column">
      <style:table-column-properties style:column-width="1.7069in" style:rel-column-width="2458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4.366in" style:rel-column-width="6287*"/>
    </style:style>
    <style:style style:name="Table3.B" style:family="table-column">
      <style:table-column-properties style:column-width="2.134in" style:rel-column-width="307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4.366in" style:rel-column-width="6287*"/>
    </style:style>
    <style:style style:name="Table4.B" style:family="table-column">
      <style:table-column-properties style:column-width="2.134in" style:rel-column-width="3073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4.366in" style:rel-column-width="6287*"/>
    </style:style>
    <style:style style:name="Table5.B" style:family="table-column">
      <style:table-column-properties style:column-width="2.134in" style:rel-column-width="3073*"/>
    </style:style>
    <style:style style:name="Table5.A1" style:family="table-cell">
      <style:table-cell-properties fo:padding="0in" fo:border="none"/>
    </style:style>
    <style:style style:name="P1" style:family="paragraph" style:parent-style-name="Heading_20_1" style:master-page-name="Standard">
      <style:paragraph-properties style:page-number="auto" style:shadow="none"/>
      <style:text-properties officeooo:rsid="00151289" officeooo:paragraph-rsid="00151289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.0181in" style:contextual-spacing="false" fo:line-height="115%" fo:text-indent="0in" style:auto-text-indent="false" style:page-number="auto" fo:background-color="transparent" style:shadow="none"/>
      <style:text-properties fo:color="#3465a4" loext:opacity="100%" fo:font-size="12pt" fo:font-weight="bold" officeooo:rsid="0015d2a7" officeooo:paragraph-rsid="0015d2a7" style:font-size-asian="12pt" style:font-size-complex="12pt"/>
    </style:style>
    <style:style style:name="P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 style:shadow="none"/>
      <style:text-properties fo:color="#666666" loext:opacity="100%" fo:font-size="10pt" fo:font-weight="normal" officeooo:rsid="00151289" officeooo:paragraph-rsid="00151289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15%" style:shadow="none"/>
      <style:text-properties fo:color="#666666" loext:opacity="100%" fo:font-weight="bold" officeooo:rsid="00151289" officeooo:paragraph-rsid="00151289"/>
    </style:style>
    <style:style style:name="P5" style:family="paragraph" style:parent-style-name="Text_20_body">
      <style:paragraph-properties fo:margin-top="0in" fo:margin-bottom="0in" style:contextual-spacing="false" fo:line-height="115%" style:shadow="none"/>
      <style:text-properties fo:color="#3465a4" loext:opacity="100%" fo:font-size="10pt" fo:font-weight="bold" officeooo:rsid="00151289" officeooo:paragraph-rsid="00151289" style:font-size-asian="10pt" style:font-size-complex="10pt"/>
    </style:style>
    <style:style style:name="P6" style:family="paragraph" style:parent-style-name="Text_20_body">
      <style:paragraph-properties fo:margin-top="0in" fo:margin-bottom="0.0181in" style:contextual-spacing="false" fo:line-height="115%" style:shadow="none"/>
      <style:text-properties fo:color="#666666" loext:opacity="100%" fo:font-size="10pt" fo:font-weight="normal" officeooo:rsid="00151289" officeooo:paragraph-rsid="00162732" style:font-size-asian="10pt" style:font-weight-asian="normal" style:font-size-complex="10pt" style:font-weight-complex="normal"/>
    </style:style>
    <style:style style:name="P7" style:family="paragraph" style:parent-style-name="Horizontal_20_Line" style:master-page-name="">
      <loext:graphic-properties draw:fill="none"/>
      <style:paragraph-properties fo:margin-left="0in" fo:margin-right="0.3118in" fo:margin-top="0in" fo:margin-bottom="0.1965in" style:contextual-spacing="false" fo:text-indent="0in" style:auto-text-indent="false" style:page-number="auto" fo:background-color="transparent" style:border-line-width-bottom="0.0008in 0.0016in 0.0008in" fo:padding="0in" fo:border-left="none" fo:border-right="none" fo:border-top="none" fo:border-bottom="0.14pt double #808080" text:number-lines="false" text:line-number="0" style:join-border="false"/>
    </style:style>
    <style:style style:name="P8" style:family="paragraph" style:parent-style-name="Text_20_body">
      <style:paragraph-properties fo:margin-top="0in" fo:margin-bottom="0in" style:contextual-spacing="false" style:shadow="none"/>
      <style:text-properties fo:color="#3465a4" loext:opacity="100%" fo:font-size="10pt" fo:font-weight="bold" officeooo:rsid="0015d2a7" officeooo:paragraph-rsid="00162732" style:font-size-asian="10pt" style:font-size-complex="10pt"/>
    </style:style>
    <style:style style:name="P9" style:family="paragraph" style:parent-style-name="Text_20_body">
      <style:paragraph-properties fo:margin-top="0in" fo:margin-bottom="0in" style:contextual-spacing="false" style:shadow="none"/>
      <style:text-properties fo:color="#666666" loext:opacity="100%" fo:font-size="10pt" fo:font-weight="bold" officeooo:rsid="00151289" officeooo:paragraph-rsid="00162732" style:font-size-asian="10pt" style:font-size-complex="10pt"/>
    </style:style>
    <style:style style:name="P10" style:family="paragraph" style:parent-style-name="Text_20_body">
      <style:paragraph-properties fo:margin-top="0in" fo:margin-bottom="0in" style:contextual-spacing="false" style:shadow="none"/>
      <style:text-properties fo:color="#666666" loext:opacity="100%" fo:font-weight="bold" officeooo:rsid="00151289" officeooo:paragraph-rsid="00151289"/>
    </style:style>
    <style:style style:name="P11" style:family="paragraph" style:parent-style-name="Text_20_body">
      <style:paragraph-properties fo:margin-top="0in" fo:margin-bottom="0in" style:contextual-spacing="false" style:shadow="none"/>
      <style:text-properties fo:color="#3465a4" loext:opacity="100%" fo:font-size="10pt" fo:font-weight="normal" officeooo:rsid="00151289" officeooo:paragraph-rsid="00151289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style:shadow="none"/>
      <style:text-properties fo:color="#3465a4" loext:opacity="100%" fo:font-size="12pt" fo:font-weight="bold" officeooo:rsid="00162732" officeooo:paragraph-rsid="00162732" style:font-size-asian="12pt" style:font-size-complex="12pt"/>
    </style:style>
    <style:style style:name="P13" style:family="paragraph" style:parent-style-name="Text_20_body">
      <style:paragraph-properties fo:margin-top="0in" fo:margin-bottom="0.0181in" style:contextual-spacing="false" style:shadow="none"/>
      <style:text-properties fo:color="#666666" loext:opacity="100%" fo:font-size="10pt" fo:font-weight="bold" officeooo:rsid="00162732" officeooo:paragraph-rsid="00163d0a" style:font-size-asian="10pt" style:font-size-complex="10pt"/>
    </style:style>
    <style:style style:name="P14" style:family="paragraph" style:parent-style-name="Text_20_body">
      <style:paragraph-properties fo:margin-top="0in" fo:margin-bottom="0.0181in" style:contextual-spacing="false" style:shadow="none"/>
      <style:text-properties fo:color="#666666" loext:opacity="100%" fo:font-size="10pt" fo:font-weight="normal" officeooo:rsid="00162732" officeooo:paragraph-rsid="00163d0a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in" fo:margin-bottom="0in" style:contextual-spacing="false" style:shadow="none"/>
      <style:text-properties fo:color="#666666" loext:opacity="100%" fo:font-size="10pt" fo:font-weight="bold" officeooo:rsid="00162732" officeooo:paragraph-rsid="00163d0a" style:font-size-asian="10pt" style:font-size-complex="10pt"/>
    </style:style>
    <style:style style:name="P16" style:family="paragraph" style:parent-style-name="Text_20_body">
      <style:paragraph-properties fo:margin-top="0in" fo:margin-bottom="0in" style:contextual-spacing="false" style:shadow="none"/>
      <style:text-properties fo:color="#666666" loext:opacity="100%" fo:font-size="10pt" fo:font-weight="normal" officeooo:rsid="00162732" officeooo:paragraph-rsid="00163d0a" style:font-size-asian="10pt" style:font-weight-asian="normal" style:font-size-complex="10pt" style:font-weight-complex="normal"/>
    </style:style>
    <style:style style:name="P17" style:family="paragraph" style:parent-style-name="Horizontal_20_Line" style:master-page-name="">
      <loext:graphic-properties draw:fill="none"/>
      <style:paragraph-properties fo:margin-left="0in" fo:margin-right="0.25in" fo:margin-top="0in" fo:margin-bottom="0.1965in" style:contextual-spacing="false" fo:text-indent="0in" style:auto-text-indent="false" style:page-number="auto" fo:background-color="transparent" style:border-line-width-bottom="0.0008in 0.0016in 0.0008in" fo:padding="0in" fo:border-left="none" fo:border-right="none" fo:border-top="none" fo:border-bottom="0.14pt double #808080" text:number-lines="false" text:line-number="0" style:join-border="false">
        <style:tab-stops>
          <style:tab-stop style:position="2.0043in"/>
        </style:tab-stops>
      </style:paragraph-properties>
    </style:style>
    <style:style style:name="P18" style:family="paragraph" style:parent-style-name="Text_20_body" style:master-page-name="">
      <loext:graphic-properties draw:fill="none"/>
      <style:paragraph-properties fo:margin-left="0in" fo:margin-right="0.25in" fo:margin-top="0in" fo:margin-bottom="0.0972in" style:contextual-spacing="false" fo:line-height="115%" fo:text-indent="0in" style:auto-text-indent="false" style:page-number="auto" fo:background-color="transparent" style:shadow="none"/>
      <style:text-properties fo:color="#666666" loext:opacity="100%" fo:font-size="10pt" fo:font-weight="normal" officeooo:rsid="0013023f" officeooo:paragraph-rsid="00151289" style:font-size-asian="10pt" style:font-weight-asian="normal" style:font-size-complex="10pt" style:font-weight-complex="normal"/>
    </style:style>
    <style:style style:name="P19" style:family="paragraph" style:parent-style-name="Horizontal_20_Line" style:master-page-name="">
      <loext:graphic-properties draw:fill="none"/>
      <style:paragraph-properties fo:margin-left="0in" fo:margin-right="0.25in" fo:margin-top="0in" fo:margin-bottom="0.1965in" style:contextual-spacing="false" fo:text-indent="0in" style:auto-text-indent="false" style:page-number="auto" fo:background-color="transparent" style:border-line-width-bottom="0.0008in 0.0016in 0.0008in" fo:padding="0in" fo:border-left="none" fo:border-right="none" fo:border-top="none" fo:border-bottom="0.14pt double #808080" text:number-lines="false" text:line-number="0" style:join-border="false"/>
    </style:style>
    <style:style style:name="P20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  <style:text-properties fo:color="#3465a4" loext:opacity="100%" officeooo:rsid="00151289" officeooo:paragraph-rsid="00151289"/>
    </style:style>
    <style:style style:name="P21" style:family="paragraph" style:parent-style-name="Text_20_body">
      <style:paragraph-properties style:shadow="none"/>
      <style:text-properties fo:font-size="10pt" fo:font-weight="bold" officeooo:rsid="00151289" officeooo:paragraph-rsid="00151289" style:font-size-asian="10pt" style:font-size-complex="10pt"/>
    </style:style>
    <style:style style:name="P22" style:family="paragraph" style:parent-style-name="Heading_20_3">
      <style:text-properties fo:color="#3465a4" loext:opacity="100%" officeooo:paragraph-rsid="00062e06"/>
    </style:style>
    <style:style style:name="P23" style:family="paragraph" style:parent-style-name="Text_20_body" style:list-style-name="L1">
      <style:paragraph-properties fo:margin-top="0in" fo:margin-bottom="0.0181in" style:contextual-spacing="false" fo:line-height="100%" style:shadow="none"/>
      <style:text-properties fo:font-size="10pt" officeooo:rsid="00151289" officeooo:paragraph-rsid="0016db47" style:font-size-asian="10pt" style:font-size-complex="10pt"/>
    </style:style>
    <style:style style:name="P24" style:family="paragraph" style:parent-style-name="Heading_20_3">
      <style:text-properties fo:color="#3465a4" loext:opacity="100%" officeooo:rsid="0020bee8" officeooo:paragraph-rsid="00047a24"/>
    </style:style>
    <style:style style:name="P25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062e06"/>
    </style:style>
    <style:style style:name="P26" style:family="paragraph" style:parent-style-name="Text_20_body">
      <style:paragraph-properties fo:text-align="end" style:justify-single-word="false" style:shadow="none"/>
      <style:text-properties fo:font-weight="normal" officeooo:rsid="0015d2a7" officeooo:paragraph-rsid="0015d2a7"/>
    </style:style>
    <style:style style:name="P27" style:family="paragraph" style:parent-style-name="Text_20_body" style:list-style-name="L1">
      <loext:graphic-properties draw:fill="none"/>
      <style:paragraph-properties fo:margin-left="0in" fo:margin-right="0in" fo:margin-top="0in" fo:margin-bottom="0.0972in" style:contextual-spacing="false" fo:line-height="115%" fo:text-indent="-0.25in" style:auto-text-indent="false" fo:background-color="transparent"/>
      <style:text-properties fo:font-size="10pt" officeooo:rsid="0015d2a7" officeooo:paragraph-rsid="0015d2a7" style:font-size-asian="10pt" style:font-size-complex="10pt"/>
    </style:style>
    <style:style style:name="P28" style:family="paragraph" style:parent-style-name="Text_20_body">
      <style:paragraph-properties fo:text-align="end" style:justify-single-word="false" style:shadow="none"/>
      <style:text-properties fo:font-weight="normal" officeooo:rsid="0013f2a7" officeooo:paragraph-rsid="00062e06"/>
    </style:style>
    <style:style style:name="P29" style:family="paragraph" style:parent-style-name="Text_20_body">
      <style:text-properties fo:font-size="10pt" officeooo:rsid="0015d2a7" officeooo:paragraph-rsid="0015d2a7" style:font-size-asian="10pt" style:font-size-complex="10pt"/>
    </style:style>
    <style:style style:name="P30" style:family="paragraph" style:parent-style-name="Text_20_body" style:list-style-name="L1">
      <style:paragraph-properties fo:margin-top="0in" fo:margin-bottom="0.0181in" style:contextual-spacing="false" fo:line-height="115%"/>
      <style:text-properties fo:font-size="10pt" officeooo:rsid="0015d2a7" officeooo:paragraph-rsid="0015d2a7" style:font-size-asian="10pt" style:font-size-complex="10pt"/>
    </style:style>
    <style:style style:name="P31" style:family="paragraph" style:parent-style-name="Text_20_body" style:list-style-name="L1">
      <style:paragraph-properties fo:margin-top="0in" fo:margin-bottom="0.0181in" style:contextual-spacing="false" fo:line-height="115%"/>
      <style:text-properties fo:font-size="10pt" officeooo:rsid="00163d0a" officeooo:paragraph-rsid="00163d0a" style:font-size-asian="8.75pt" style:font-size-complex="10pt"/>
    </style:style>
    <style:style style:name="P32" style:family="paragraph" style:parent-style-name="Heading_20_3">
      <style:text-properties fo:color="#3465a4" loext:opacity="100%" officeooo:rsid="00163d0a" officeooo:paragraph-rsid="00163d0a"/>
    </style:style>
    <style:style style:name="P33" style:family="paragraph" style:parent-style-name="Text_20_body">
      <style:text-properties officeooo:paragraph-rsid="0016db47"/>
    </style:style>
    <style:style style:name="P34" style:family="paragraph" style:parent-style-name="Text_20_body" style:list-style-name="L2">
      <style:paragraph-properties fo:margin-top="0in" fo:margin-bottom="0.0575in" style:contextual-spacing="false" fo:line-height="100%"/>
      <style:text-properties fo:font-size="10pt" officeooo:rsid="00171970" officeooo:paragraph-rsid="00171970" style:font-size-asian="10pt" style:font-size-complex="10pt"/>
    </style:style>
    <style:style style:name="P35" style:family="paragraph" style:parent-style-name="Text_20_body">
      <style:paragraph-properties fo:margin-top="0in" fo:margin-bottom="0.0575in" style:contextual-spacing="false" fo:line-height="100%"/>
      <style:text-properties fo:font-size="11pt" officeooo:rsid="00171970" officeooo:paragraph-rsid="00171970" style:font-size-asian="11pt" style:font-size-complex="11pt"/>
    </style:style>
    <style:style style:name="P36" style:family="paragraph" style:parent-style-name="Text_20_body">
      <style:paragraph-properties fo:margin-top="0in" fo:margin-bottom="0.0575in" style:contextual-spacing="false" fo:line-height="100%"/>
      <style:text-properties fo:font-size="11pt" officeooo:rsid="00171970" officeooo:paragraph-rsid="00188a22" style:font-size-asian="11pt" style:font-size-complex="11pt"/>
    </style:style>
    <style:style style:name="P37" style:family="paragraph" style:parent-style-name="Text_20_body" style:list-style-name="L3">
      <style:paragraph-properties fo:margin-top="0in" fo:margin-bottom="0.0575in" style:contextual-spacing="false" fo:line-height="100%"/>
      <style:text-properties fo:font-size="10pt" officeooo:rsid="00171970" officeooo:paragraph-rsid="00188a22" style:font-size-asian="10pt" style:font-size-complex="10pt"/>
    </style:style>
    <style:style style:name="P38" style:family="paragraph" style:parent-style-name="Text_20_body">
      <style:paragraph-properties fo:margin-top="0in" fo:margin-bottom="0.0575in" style:contextual-spacing="false" fo:line-height="100%"/>
      <style:text-properties fo:font-size="10pt" officeooo:rsid="00171970" officeooo:paragraph-rsid="00188a22" style:font-size-asian="10pt" style:font-size-complex="10pt"/>
    </style:style>
    <style:style style:name="P39" style:family="paragraph" style:parent-style-name="Text_20_body" style:list-style-name="L4">
      <style:paragraph-properties fo:margin-top="0in" fo:margin-bottom="0.0575in" style:contextual-spacing="false" fo:line-height="100%"/>
      <style:text-properties officeooo:paragraph-rsid="00188a22"/>
    </style:style>
    <style:style style:name="P40" style:family="paragraph" style:parent-style-name="Text_20_body" style:list-style-name="L5">
      <style:paragraph-properties fo:margin-top="0in" fo:margin-bottom="0.0575in" style:contextual-spacing="false" fo:line-height="100%"/>
      <style:text-properties fo:font-size="10pt" officeooo:rsid="00171970" officeooo:paragraph-rsid="00188a22" style:font-size-asian="10pt" style:font-size-complex="10pt"/>
    </style:style>
    <style:style style:name="P41" style:family="paragraph" style:parent-style-name="Heading_20_3">
      <style:text-properties officeooo:rsid="00188a22" officeooo:paragraph-rsid="00188a22"/>
    </style:style>
    <style:style style:name="P42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88a22"/>
    </style:style>
    <style:style style:name="P43" style:family="paragraph" style:parent-style-name="Text_20_body">
      <style:paragraph-properties fo:text-align="end" style:justify-single-word="false" style:shadow="none"/>
      <style:text-properties fo:font-weight="normal" officeooo:rsid="0013f2a7" officeooo:paragraph-rsid="00188a22"/>
    </style:style>
    <style:style style:name="P44" style:family="paragraph" style:parent-style-name="Text_20_body" style:list-style-name="L6">
      <style:paragraph-properties fo:margin-top="0in" fo:margin-bottom="0.0181in" style:contextual-spacing="false" fo:line-height="115%"/>
      <style:text-properties officeooo:paragraph-rsid="00188a22"/>
    </style:style>
    <style:style style:name="P45" style:family="paragraph" style:parent-style-name="Text_20_body" style:list-style-name="L1">
      <style:paragraph-properties fo:margin-top="0in" fo:margin-bottom="0.0181in" style:contextual-spacing="false" fo:line-height="115%"/>
      <style:text-properties fo:font-size="10pt" officeooo:rsid="00163d0a" officeooo:paragraph-rsid="00188a22" style:font-size-asian="8.75pt" style:font-size-complex="10pt"/>
    </style:style>
    <style:style style:name="P46" style:family="paragraph" style:parent-style-name="Standard">
      <style:text-properties officeooo:rsid="00188a22" officeooo:paragraph-rsid="00188a22"/>
    </style:style>
    <style:style style:name="P47" style:family="paragraph" style:parent-style-name="Text_20_body" style:list-style-name="L7">
      <style:paragraph-properties fo:margin-top="0in" fo:margin-bottom="0.0181in" style:contextual-spacing="false" fo:line-height="115%"/>
      <style:text-properties officeooo:paragraph-rsid="00188a22"/>
    </style:style>
    <style:style style:name="P48" style:family="paragraph" style:parent-style-name="Text_20_body" style:list-style-name="L8">
      <style:paragraph-properties fo:margin-top="0in" fo:margin-bottom="0.0181in" style:contextual-spacing="false" fo:line-height="115%"/>
      <style:text-properties officeooo:paragraph-rsid="00188a22"/>
    </style:style>
    <style:style style:name="T1" style:family="text">
      <style:text-properties fo:color="#3465a4" loext:opacity="100%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text-position="super 58%"/>
    </style:style>
    <style:style style:name="T3" style:family="text">
      <style:text-properties officeooo:rsid="0013023f"/>
    </style:style>
    <style:style style:name="T4" style:family="text">
      <style:text-properties fo:color="#3465a4" loext:opacity="100%" fo:font-size="12pt" officeooo:rsid="0015d2a7" style:font-size-asian="12pt" style:font-size-complex="12pt"/>
    </style:style>
    <style:style style:name="T5" style:family="text">
      <style:text-properties fo:font-size="10pt" officeooo:rsid="0013023f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3465a4" loext:opacity="100%" fo:font-weight="normal" style:font-weight-asian="normal" style:font-weight-complex="normal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officeooo:rsid="00163d0a"/>
    </style:style>
    <style:style style:name="T10" style:family="text">
      <style:text-properties fo:font-weight="normal" officeooo:rsid="0017273a"/>
    </style:style>
    <style:style style:name="T11" style:family="text">
      <style:text-properties fo:font-weight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1pt" officeooo:rsid="0015d2a7" style:font-size-asian="11pt" style:font-size-complex="11pt"/>
    </style:style>
    <style:style style:name="T14" style:family="text">
      <style:text-properties fo:font-size="10pt" fo:font-style="italic" fo:font-weight="normal" officeooo:rsid="0015d2a7" style:font-size-asian="10pt" style:font-style-asian="italic" style:font-size-complex="10pt" style:font-style-complex="italic"/>
    </style:style>
    <style:style style:name="T15" style:family="text">
      <style:text-properties fo:font-size="11pt" officeooo:rsid="0015d2a7" style:font-size-asian="11pt" style:font-weight-asian="bold" style:font-size-complex="11pt" style:font-weight-complex="bold"/>
    </style:style>
    <style:style style:name="T16" style:family="text">
      <style:text-properties fo:font-weight="normal" officeooo:rsid="00157aba"/>
    </style:style>
    <style:style style:name="T17" style:family="text">
      <style:text-properties officeooo:rsid="001a7227"/>
    </style:style>
    <style:style style:name="T18" style:family="text">
      <style:text-properties fo:color="#3465a4" loext:opacity="100%" fo:font-size="11pt" officeooo:rsid="0016db47" style:font-size-asian="11pt" style:font-size-complex="11pt"/>
    </style:style>
    <style:style style:name="T19" style:family="text">
      <style:text-properties fo:font-size="11pt" officeooo:rsid="0016db47" style:font-size-asian="11pt" style:font-size-complex="11pt"/>
    </style:style>
    <style:style style:name="T20" style:family="text">
      <style:text-properties fo:font-size="11pt" officeooo:rsid="00171970" style:font-size-asian="11pt" style:font-size-complex="11pt"/>
    </style:style>
    <style:style style:name="T21" style:family="text">
      <style:text-properties fo:font-size="11pt" fo:font-style="italic" style:font-size-asian="11pt" style:font-style-asian="italic" style:font-size-complex="11pt" style:font-style-complex="italic"/>
    </style:style>
    <style:style style:name="T22" style:family="text">
      <style:text-properties fo:color="#3465a4" loext:opacity="100%"/>
    </style:style>
    <style:style style:name="T23" style:family="text">
      <style:text-properties officeooo:rsid="00188a22"/>
    </style:style>
    <style:style style:name="T24" style:family="text">
      <style:text-properties fo:font-size="10pt" officeooo:rsid="00171970" style:font-size-asian="10pt" style:font-size-complex="10pt"/>
    </style:style>
    <style:style style:name="T25" style:family="text">
      <style:text-properties fo:font-style="normal" officeooo:rsid="00188a22" style:font-style-asian="normal" style:font-style-complex="normal"/>
    </style:style>
    <style:style style:name="T26" style:family="text">
      <style:text-properties fo:font-size="11pt" officeooo:rsid="00188a22" style:font-size-asian="11pt" style:font-weight-asian="bold" style:font-size-complex="11pt" style:font-weight-complex="bold"/>
    </style:style>
    <style:style style:name="T27" style:family="text">
      <style:text-properties fo:font-size="10pt" fo:font-style="italic" fo:font-weight="normal" officeooo:rsid="00188a22" style:font-size-asian="10pt" style:font-style-asian="italic" style:font-size-complex="10pt" style:font-style-complex="italic"/>
    </style:style>
    <style:style style:name="T28" style:family="text">
      <style:text-properties fo:font-size="10pt" officeooo:rsid="00163d0a" style:font-size-asian="8.75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drew Richard</text:h>
      <text:p text:style-name="P2">Contact</text:p>
      <text:p text:style-name="P3">(615) 870-4551</text:p>
      <text:p text:style-name="P4"><text:a xlink:type="simple" xlink:href="mailto:andrewr.mail@proton.me" text:style-name="Internet_20_link" text:visited-style-name="Visited_20_Internet_20_Link"><text:span text:style-name="T1">andrewr.mail@proton.me</text:span></text:a></text:p>
      <text:p text:style-name="P5"/>
      <text:p text:style-name="P6">4841 W 18<text:span text:style-name="T2">th</text:span> Ave Ap 347<text:span text:style-name="T3"><text:line-break/></text:span>Eugene, OR 97402</text:p>
      <text:p text:style-name="P6"/>
      <text:p text:style-name="P7"/>
      <text:p text:style-name="P8"/>
      <text:p text:style-name="P9"><text:span text:style-name="T4">Profiles</text:span><text:span text:style-name="T5"><text:line-break/></text:span><text:span text:style-name="T6">GitHub: </text:span><text:a xlink:type="simple" xlink:href="https://github.com/DrewRichard7" text:style-name="Internet_20_link" text:visited-style-name="Visited_20_Internet_20_Link"><text:span text:style-name="T7">DrewRichard7</text:span></text:a></text:p>
      <text:p text:style-name="P10"><text:span text:style-name="T8">LinkedIn: </text:span><text:a xlink:type="simple" xlink:href="https://www.linkedin.com/in/andrew-richard-8a23a2149/" text:style-name="Internet_20_link" text:visited-style-name="Visited_20_Internet_20_Link"><text:span text:style-name="T1">Andrew Richard</text:span></text:a></text:p>
      <text:p text:style-name="P11"/>
      <text:p text:style-name="P7"/>
      <text:p text:style-name="P12"/>
      <text:p text:style-name="P12">Education</text:p>
      <text:p text:style-name="P13">Nashville Software School,</text:p>
      <text:p text:style-name="P14">Nashville, TN <text:s/>-- Data Scienc<text:span text:style-name="T9">e</text:span></text:p>
      <text:p text:style-name="P14">Oct 2024 – Jul 2025</text:p>
      <text:p text:style-name="P13"/>
      <text:p text:style-name="P15">University of Tennessee, </text:p>
      <text:p text:style-name="P15">Knoxville, TN </text:p>
      <text:p text:style-name="P16">B.S. Biomedical Engineering </text:p>
      <text:p text:style-name="P16">2020 </text:p>
      <text:p text:style-name="P16">Minor in Mathematics</text:p>
      <text:p text:style-name="P16"/>
      <text:p text:style-name="P17"/>
      <text:p text:style-name="P12"/>
      <text:p text:style-name="P12">Hobbies</text:p>
      <text:p text:style-name="P18">Rock climbing, golf, leatherwork, reading, pottery, mountain biking, 3D-printing, cooking</text:p>
      <text:p text:style-name="P19"/>
      <text:h text:style-name="P20" text:outline-level="3">Profile</text:h>
      <text:p text:style-name="P21"><text:span text:style-name="T10">I </text:span><text:span text:style-name="T11">am a driven and dedicated leader with a strong aptitude for learning and growth. My ability to quickly acquire knowledge and adapt to new situations allows me to excel in challenging environments. I am committeed to enhancing my skills, building strong relationships, and contributing to team success. I take pride in my work ethic, and consitently strive to exceed expectations. Loyal and dedicated to causes I believe in, I am a quick learner, detail-oriented, and thrive in collaborative settings, effectively manading deadlines to achieve team goals. </text:span></text:p>
      <text:h text:style-name="P22" text:outline-level="3">Skills</text:h>
      <text:list text:style-name="L1">
        <text:list-item>
          <text:p text:style-name="P23">Python (<text:span text:style-name="T12">statsforecast, Prophet, dagster, mlflow, Pandas, NumPy, matplotlib, seaborn, statsmodels, plotly, bs4</text:span>)</text:p>
        </text:list-item>
        <text:list-item>
          <text:p text:style-name="P23">R (<text:span text:style-name="T12">R Studio, tidyverse, shiny, markdown, glue, plotly</text:span>) </text:p>
        </text:list-item>
        <text:list-item>
          <text:p text:style-name="P23">SQL (<text:span text:style-name="T12">PostgreSQL, Snowflake</text:span>)</text:p>
        </text:list-item>
      </text:list>
      <text:h text:style-name="P24" text:outline-level="3">Experience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13">Data Engineer</text:span><text:line-break/><text:span text:style-name="T14">Strata Decision Technology</text:span></text:p>
          </table:table-cell>
          <table:table-cell table:style-name="Table1.A1" office:value-type="string">
            <text:p text:style-name="P26">May 2025 - Present</text:p>
          </table:table-cell>
        </table:table-row>
      </table:table>
      <text:list text:style-name="L1">
        <text:list-header>
          <text:p text:style-name="P27">Collaborate with data scientists and engineers on the AI Predictions team to build and scale ML models for short- and mid‑term volume predictions. Use Dagster, MLflow, Snowflake, and Python to support robust, monitored pipelines and model lifecycle management.<text:bookmark-start text:name="__DdeLink__1626_106421031"/></text:p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<text:span text:style-name="T15">Data Science Apprentice</text:span><text:span text:style-name="T16"><text:line-break/></text:span><text:span text:style-name="T14">Nashville Software School</text:span></text:p>
          </table:table-cell>
          <table:table-cell table:style-name="Table2.A1" office:value-type="string">
            <text:p text:style-name="P28"><text:span text:style-name="T17">Oct 2024</text:span> – <text:span text:style-name="T17">Jun</text:span> 20<text:span text:style-name="T17">25</text:span></text:p>
          </table:table-cell>
        </table:table-row>
      </table:table>
      <text:p text:style-name="P29">Intensive part-time bootcamp focusing on data science fundamentals and problem solving. Used real-world datasets and included projects where findings were presented to stakeholders from the community. </text:p>
      <text:list xml:id="list151155268002334" text:continue-numbering="true" text:style-name="L1">
        <text:list-item>
          <text:p text:style-name="P30">Wrangled data and performed exploratory data analysis using Python’s pandas library and R’s tidyverse packages</text:p>
        </text:list-item>
        <text:list-item>
          <text:p text:style-name="P30">Created data visualizations using matplotlib, seaborn, plotly, and ggplot2</text:p>
        </text:list-item>
        <text:list-item>
          <text:p text:style-name="P30">Performed geospatial analysis using geopandas</text:p>
        </text:list-item>
        <text:list-item>
          <text:p text:style-name="P31">Gathered Data through APIs and webscraping</text:p>
        </text:list-item>
        <text:list-item>
          <text:p text:style-name="P31">Retrieved and analyzed data using PostgreSQL</text:p>
        </text:list-item>
        <text:list-item>
          <text:p text:style-name="P31">Built and evaluated statistical models using the R Shiny library</text:p>
        </text:list-item>
        <text:list-item>
          <text:p text:style-name="P31">Source code version control with Git/GitHub</text:p>
        </text:list-item>
        <text:list-item>
          <text:p text:style-name="P31">Project management tracking with GitHub project boards and issue tracking<text:bookmark-end text:name="__DdeLink__1626_106421031"/></text:p>
        </text:list-item>
      </text:list>
      <text:h text:style-name="P32" text:outline-level="3">Data Projects</text:h>
      <text:p text:style-name="P33"><text:a xlink:type="simple" xlink:href="https://github.com/DrewRichard7/nss-capstone" text:style-name="Internet_20_link" text:visited-style-name="Visited_20_Internet_20_Link"><text:span text:style-name="T18">MLB Playoffs Predictor</text:span></text:a><text:span text:style-name="T19"> </text:span><text:span text:style-name="T20">(</text:span><text:span text:style-name="T21">Python, Bash, scikit‑learn, XGBoost, Pandas, Streamlit, Selenium</text:span><text:span text:style-name="T20">)</text:span></text:p>
      <text:list text:style-name="L2">
        <text:list-item>
          <text:p text:style-name="P34">Built an end‑to‑end ML pipeline to predict MLB playoff outcomes with XGBoost and logistic regression.</text:p>
        </text:list-item>
        <text:list-item>
          <text:p text:style-name="P34">Automated collection of 34 years of historical statistics using Selenium and BeautifulSoup; processed 940+ team records with feature engineering and model validation.</text:p>
        </text:list-item>
        <text:list-item>
          <text:p text:style-name="P34">Deployed an interactive Streamlit app for real‑time predictions and ensemble model comparison.</text:p>
        </text:list-item>
      </text:list>
      <text:p text:style-name="P35"/>
      <text:p text:style-name="P35"/>
      <text:p text:style-name="P36"><text:a xlink:type="simple" xlink:href="https://github.com/DrewRichard7/world_happiness_ar" text:style-name="Internet_20_link" text:visited-style-name="Visited_20_Internet_20_Link"><text:soft-page-break/><text:span text:style-name="T22">Diet Affected World Happiness</text:span></text:a> (<text:span text:style-name="T12">R, Shiny, Python</text:span>) </text:p>
      <text:list text:style-name="L3">
        <text:list-item>
          <text:p text:style-name="P37">Designed a Shiny application to analyze relationships between diet and happiness indicators. </text:p>
        </text:list-item>
        <text:list-item>
          <text:p text:style-name="P37">Transformed and aggregated data primarily in Python; implemented the visualization and interaction layer in R Shiny.</text:p>
        </text:list-item>
      </text:list>
      <text:p text:style-name="P38"/>
      <text:p text:style-name="P36"><text:a xlink:type="simple" xlink:href="https://github.com/DrewRichard7/accre-carbonara" text:style-name="Internet_20_link" text:visited-style-name="Visited_20_Internet_20_Link"><text:span text:style-name="T22">Vanderbilt ACCRE Cluster Performance </text:span></text:a><text:span text:style-name="T23">(</text:span><text:span text:style-name="T12">Python</text:span><text:span text:style-name="T23">)</text:span> </text:p>
      <text:list text:style-name="L4">
        <text:list-item>
          <text:p text:style-name="P39"><text:span text:style-name="T24">Analyzed scheduler and log data from a compute cluster to identify variables associated with unresponsiveness and performance issues.</text:span></text:p>
        </text:list-item>
      </text:list>
      <text:p text:style-name="P38"/>
      <text:p text:style-name="P36"><text:a xlink:type="simple" xlink:href="https://github.com/DrewRichard7/cat_weights_streamlit" text:style-name="Internet_20_link" text:visited-style-name="Visited_20_Internet_20_Link"><text:span text:style-name="T22">Cat Weight Tracker </text:span></text:a><text:span text:style-name="T23">(</text:span><text:span text:style-name="T12">Python, Streamlit</text:span><text:span text:style-name="T25">)</text:span></text:p>
      <text:list text:style-name="L5">
        <text:list-item>
          <text:p text:style-name="P40">Built a Streamlit web app to track and visualize cat age and weight trends over time.</text:p>
        </text:list-item>
      </text:list>
      <text:p text:style-name="P38"/>
      <text:h text:style-name="P41" text:outline-level="3"><text:span text:style-name="T22">Other Experience</text:span><text:bookmark-start text:name="__DdeLink__2587_106421031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<text:span text:style-name="T26">General Manager</text:span><text:span text:style-name="T16"><text:line-break/></text:span><text:span text:style-name="T27">Climb Nasvhille</text:span></text:p>
          </table:table-cell>
          <table:table-cell table:style-name="Table3.A1" office:value-type="string">
            <text:p text:style-name="P43">Jun 20<text:span text:style-name="T23">20</text:span> – Nov 20<text:span text:style-name="T23">24</text:span></text:p>
          </table:table-cell>
        </table:table-row>
      </table:table>
      <text:list text:style-name="L6">
        <text:list-item>
          <text:p text:style-name="P44"><text:span text:style-name="T28">Led operations for 100+ employees across nine departments.</text:span></text:p>
        </text:list-item>
      </text:list>
      <text:list xml:id="list151154723667205" text:continue-list="list151155268002334" text:style-name="L1">
        <text:list-item>
          <text:p text:style-name="P45"><text:span text:style-name="T23">O</text:span>wned budgeting, safety policies, and large‑scale event planning. </text:p>
        </text:list-item>
        <text:list-item>
          <text:p text:style-name="P45">Developed staff through hiring, training, and professional‑development programs.</text:p>
        </text:list-item>
        <text:list-item>
          <text:p text:style-name="P45"><text:span text:style-name="T23">C</text:span>ollaborated with community partners such as Catalyst Sports.<text:bookmark-end text:name="__DdeLink__2587_106421031"/></text:p>
        </text:list-item>
      </text:list>
      <text:p text:style-name="P46"><text:bookmark-start text:name="__DdeLink__5008_106421031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2"><text:span text:style-name="T26">Research Assistant</text:span><text:span text:style-name="T16"><text:line-break/></text:span><text:span text:style-name="T27">Center for Musculoskeletal Research, UTK </text:span></text:p>
          </table:table-cell>
          <table:table-cell table:style-name="Table4.A1" office:value-type="string">
            <text:p text:style-name="P43">J<text:span text:style-name="T23">an</text:span> 20<text:span text:style-name="T23">19</text:span> – <text:span text:style-name="T23">May</text:span> 20<text:span text:style-name="T23">20</text:span></text:p>
          </table:table-cell>
        </table:table-row>
      </table:table>
      <text:list text:style-name="L7">
        <text:list-item>
          <text:p text:style-name="P47"><text:span text:style-name="T28">Used MATLAB and design tools to create digital overlays for 3D models of total knee arthroplasties.</text:span></text:p>
        </text:list-item>
      </text:list>
      <text:list text:continue-list="list151154723667205" text:style-name="L1">
        <text:list-item>
          <text:p text:style-name="P45"><text:span text:style-name="T23">C</text:span>ompleted CITI training for human‑subjects research.<text:bookmark-end text:name="__DdeLink__5008_106421031"/></text:p>
        </text:list-item>
      </text:list>
      <text:p text:style-name="P4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<text:span text:style-name="T26">Research Assistant</text:span><text:span text:style-name="T16"><text:line-break/></text:span><text:span text:style-name="T27">Oak Ridge National Laboratory</text:span></text:p>
          </table:table-cell>
          <table:table-cell table:style-name="Table5.A1" office:value-type="string">
            <text:p text:style-name="P43">J<text:span text:style-name="T23">an</text:span> 20<text:span text:style-name="T23">18</text:span> – <text:span text:style-name="T23">Dec</text:span> 20<text:span text:style-name="T23">18</text:span></text:p>
          </table:table-cell>
        </table:table-row>
      </table:table>
      <text:list text:style-name="L8">
        <text:list-item>
          <text:p text:style-name="P48"><text:span text:style-name="T28">Prepared samples and ran mechanical/thermal tests for projects involving recycled carbon fiber and composites used in large‑scale 3D printing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 fo:padding="0.0201in" fo:border-left="none" fo:border-right="none" fo:border-top="0.06pt solid #000000" fo:border-bottom="0.06pt solid #000000" style:shadow="non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312*" fo:start-indent="0in" fo:end-indent="0in"/>
          <style:column style:rel-width="748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5in" fo:margin-bottom="0.5in" fo:margin-left="0.5in" fo:margin-right="0.5in" fo:border="none" fo:padding="0.5in" style:writing-mode="lr-tb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plain"/>
    <style:master-page style:name="HTML" style:page-layout-name="Mpm2"/>
    <style:master-page style:name="Endnote" style:page-layout-name="Mpm3"/>
    <style:master-page style:name="Envelope" style:page-layout-name="Mpm4"/>
    <style:master-page style:name="First_20_Page" style:display-name="First Page" style:page-layout-name="Mpm5" style:next-style-name="Standard"/>
    <style:master-page style:name="Left_20_Page" style:display-name="Left Page" style:page-layout-name="Mpm6" style:next-style-name="Right_20_Page"/>
    <style:master-page style:name="Right_20_Page" style:display-name="Right Page" style:page-layout-name="Mpm7" style:next-style-name="Left_20_Page"/>
    <style:master-page style:name="Index" style:page-layout-name="Mpm5"/>
    <style:master-page style:name="Footnote" style:page-layout-name="Mpm3"/>
    <style:master-page style:name="Landscape" style:page-layout-name="Mpm8"/>
    <style:master-page style:name="plain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3:34:31.247997085</meta:creation-date>
    <meta:editing-duration>PT3M25S</meta:editing-duration>
    <meta:editing-cycles>2</meta:editing-cycles>
    <meta:generator>LibreOffice/25.8.3.2$Linux_AARCH64 LibreOffice_project/580$Build-2</meta:generator>
    <dc:title>Resume</dc:title>
    <dc:date>2025-11-14T15:11:53.529129056</dc:date>
    <meta:document-statistic meta:table-count="5" meta:image-count="0" meta:object-count="0" meta:page-count="2" meta:paragraph-count="65" meta:word-count="590" meta:character-count="4094" meta:non-whitespace-character-count="3577"/>
    <meta:template xlink:type="simple" xlink:actuate="onRequest" xlink:title="Resume" xlink:href="../../../../usr/lib/libreoffice/share/template/common/personal/Resume1page.ott" meta:date="2025-11-14T13:34:30.645149283"/>
  </office:meta>
</office:document-meta>
</file>